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 MONTOYA ANATOLIA CLEOTILD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7971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765767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 MONTOYA ANATOLIA CLEOTILD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7971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7 657 6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79715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69888310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26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